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21B200008D2E00004F60B312A649B9EEC188.svg" manifest:media-type="image/svg+xml"/>
  <manifest:file-entry manifest:full-path="Pictures/10000001000003AF000002120DFC1BB61458255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523cm" fo:min-width="0.78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" style:family="graphic" style:parent-style-name="standard" style:list-style-name="L3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.25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.25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3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1" style:family="graphic" style:parent-style-name="standard" style:list-style-name="L3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2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.25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3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4" style:family="graphic" style:parent-style-name="standard" style:list-style-name="L3">
      <style:graphic-properties draw:stroke="solid" draw:stroke-dash="Dashed_20__28_var_29__20_2" svg:stroke-width="0.1cm" svg:stroke-color="#000000" draw:marker-start="" draw:marker-start-width="0.36cm" draw:marker-start-center="false" draw:marker-end="" draw:marker-end-width="0.36cm" draw:marker-end-center="false" draw:stroke-linejoin="round" svg:stroke-linecap="round" draw:fill="solid" draw:fill-color="#ffffff" draw:textarea-horizontal-align="justify" fo:padding-top="0.16cm" fo:padding-bottom="0.16cm" fo:padding-left="0.285cm" fo:padding-right="0.285cm" fo:wrap-option="wrap" draw:shadow="hidden" draw:shadow-offset-x="0.05cm" draw:shadow-offset-y="0.05cm" draw:shadow-color="#3465a4"/>
    </style:style>
    <style:style style:name="gr15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3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b4c7dc" draw:textarea-horizontal-align="justify" draw:textarea-vertical-align="middle" draw:auto-grow-height="false" fo:min-height="0.25cm" fo:min-width="0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>
      <style:graphic-properties draw:stroke="none" draw:fill="none" fo:min-height="0.557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3.941cm" fo:min-width="4.098cm" fo:wrap-option="wrap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cm" fo:min-width="0.113cm"/>
    </style:style>
    <style:style style:name="gr20" style:family="graphic" style:parent-style-name="standard">
      <style:graphic-properties draw:textarea-horizontal-align="justify" draw:textarea-vertical-align="middle" draw:auto-grow-height="false" fo:min-height="0.25cm" fo:min-width="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2.204cm"/>
      <style:paragraph-properties style:writing-mode="lr-tb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0.004cm" fo:min-width="1.048cm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cm" fo:min-width="1.234cm"/>
    </style:style>
    <style:style style:name="gr24" style:family="graphic" style:parent-style-name="standard">
      <style:graphic-properties draw:textarea-horizontal-align="justify" draw:textarea-vertical-align="middle" draw:auto-grow-height="false" fo:min-height="0.25cm" fo:min-width="2.2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362cm"/>
    </style:style>
    <style:style style:name="gr27" style:family="graphic" style:parent-style-name="standard">
      <style:graphic-properties draw:textarea-horizontal-align="justify" draw:textarea-vertical-align="middle" draw:auto-grow-height="false" fo:min-height="0.252cm" fo:min-width="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288cm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0.5cm" fo:min-width="1.25cm"/>
      <style:paragraph-properties style:writing-mode="lr-tb"/>
    </style:style>
    <style:style style:name="gr30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1" style:family="graphic" style:parent-style-name="standard">
      <style:graphic-properties draw:fill-color="#5983b0" draw:textarea-horizontal-align="justify" draw:textarea-vertical-align="middle" draw:auto-grow-height="false" fo:min-height="0.45cm" fo:min-width="0.25cm"/>
      <style:paragraph-properties style:writing-mode="lr-tb"/>
    </style:style>
    <style:style style:name="gr32" style:family="graphic" style:parent-style-name="standard">
      <style:graphic-properties draw:fill-color="#a1467e" draw:textarea-horizontal-align="justify" draw:textarea-vertical-align="middle" draw:auto-grow-height="false" fo:min-height="0.5cm" fo:min-width="0.35cm"/>
      <style:paragraph-properties style:writing-mode="lr-tb"/>
    </style:style>
    <style:style style:name="gr33" style:family="graphic" style:parent-style-name="standard">
      <style:graphic-properties draw:fill-color="#77bc65"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cm" fo:min-width="0.317cm"/>
    </style:style>
    <style:style style:name="gr36" style:family="graphic" style:parent-style-name="standard">
      <style:graphic-properties draw:fill-color="#729fcf" draw:textarea-horizontal-align="justify" draw:textarea-vertical-align="middle" draw:auto-grow-height="false" fo:min-height="0cm" fo:min-width="0.587cm"/>
    </style:style>
    <style:style style:name="gr37" style:family="graphic" style:parent-style-name="standard">
      <style:graphic-properties draw:fill-color="#5983b0" draw:textarea-horizontal-align="justify" draw:textarea-vertical-align="middle" draw:auto-grow-height="false" fo:min-height="0.55cm" fo:min-width="0.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  <style:paragraph-properties style:writing-mode="lr-tb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title">
      <style:graphic-properties draw:auto-grow-height="true" fo:min-height="2cm"/>
      <style:paragraph-properties style:writing-mode="lr-tb"/>
    </style:style>
    <style:style style:name="pr5" style:family="presentation" style:parent-style-name="Metropolis-outline1">
      <style:graphic-properties fo:min-height="10.298cm"/>
      <style:paragraph-properties style:writing-mode="lr-tb"/>
    </style:style>
    <style:style style:name="pr6" style:family="presentation" style:parent-style-name="Metropolis-subtitle" style:list-style-name="L1">
      <style:graphic-properties draw:fill-color="#ffffff" draw:textarea-vertical-align="top" draw:auto-grow-height="true" fo:min-height="0.556cm"/>
      <style:paragraph-properties style:writing-mode="lr-tb"/>
    </style:style>
    <style:style style:name="pr7" style:family="presentation" style:parent-style-name="Metropolis-subtitle" style:list-style-name="L1">
      <style:graphic-properties draw:fill-color="#ffffff" draw:textarea-vertical-align="top" draw:auto-grow-height="true" fo:min-height="0.556cm"/>
      <style:paragraph-properties style:writing-mode="lr-tb"/>
    </style:style>
    <style:style style:name="co1" style:family="table-column">
      <style:table-column-properties style:column-width="4.5cm" style:use-optimal-column-width="false"/>
    </style:style>
    <style:style style:name="co2" style:family="table-column">
      <style:table-column-properties style:column-width="4.499cm" style:use-optimal-column-width="false"/>
    </style:style>
    <style:style style:name="co3" style:family="table-column">
      <style:table-column-properties style:column-width="5.021cm" style:use-optimal-column-width="false"/>
    </style:style>
    <style:style style:name="co4" style:family="table-column">
      <style:table-column-properties style:column-width="4.521cm" style:use-optimal-column-width="false"/>
    </style:style>
    <style:style style:name="co5" style:family="table-column">
      <style:table-column-properties style:column-width="3.52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198cm" style:use-optimal-row-height="false"/>
    </style:style>
    <style:style style:name="ce1" style:family="table-cell">
      <style:paragraph-properties style:border-line-width="0.007cm 0.007cm 0.007cm" fo:border="0.6pt double #000000"/>
    </style:style>
    <style:style style:name="ce2" style:family="table-cell">
      <style:paragraph-properties style:border-line-width-top="0.007cm 0.007cm 0.007cm" fo:border-left="0.03pt solid #000000" fo:border-right="0.03pt solid #000000" fo:border-top="0.6pt double #000000" fo:border-bottom="0.03pt solid #000000"/>
    </style:style>
    <style:style style:name="ce3" style:family="table-cell">
      <style:paragraph-properties fo:border="0.03pt solid #000000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1cm"/>
    </style:style>
    <style:style style:name="P4" style:family="paragraph">
      <style:paragraph-properties fo:margin-top="0cm" fo:margin-bottom="0.3cm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left="0cm" fo:margin-right="0cm" fo:margin-top="0cm" fo:margin-bottom="1cm" fo:text-indent="0cm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4cm" fo:text-align="start" fo:text-indent="0cm"/>
    </style:style>
    <style:style style:name="P11" style:family="paragraph">
      <style:paragraph-properties style:writing-mode="lr-tb"/>
      <style:text-properties fo:font-size="24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style:text-underline-style="solid" style:text-underline-width="auto" style:text-underline-color="font-color" fo:font-weight="bold"/>
    </style:style>
    <style:style style:name="P14" style:family="paragraph">
      <style:paragraph-properties fo:margin-left="0cm" fo:margin-right="0cm" fo:margin-top="0cm" fo:margin-bottom="0cm" fo:text-align="start" fo:text-indent="0cm"/>
    </style:style>
    <style:style style:name="P15" style:family="paragraph">
      <style:paragraph-properties fo:margin-left="0cm" fo:margin-right="0cm" fo:margin-top="0cm" fo:margin-bottom="0cm" fo:text-align="start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size-complex="28pt" style:font-style-complex="italic"/>
    </style:style>
    <style:style style:name="P16" style:family="paragraph">
      <style:paragraph-properties fo:text-align="center" style:writing-mode="lr-tb"/>
      <style:text-properties style:text-underline-style="solid" style:text-underline-width="auto" style:text-underline-color="font-color" fo:font-weight="bold"/>
    </style:style>
    <style:style style:name="P1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4pt" style:font-size-asian="22pt" style:font-size-complex="22pt"/>
    </style:style>
    <style:style style:name="P25" style:family="paragraph">
      <style:paragraph-properties fo:text-align="center" style:writing-mode="lr-tb"/>
      <style:text-properties fo:font-size="13pt" style:font-size-asian="13pt" style:font-size-complex="13pt"/>
    </style:style>
    <style:style style:name="P26" style:family="paragraph">
      <style:paragraph-properties fo:text-align="center" style:writing-mode="lr-tb"/>
      <style:text-properties fo:font-size="11pt" style:font-size-asian="11pt" style:font-size-complex="11pt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fo:font-size="10pt" fo:background-color="transparent" style:font-size-asian="10pt" style:font-size-complex="10pt"/>
    </style:style>
    <style:style style:name="P29" style:family="paragraph">
      <loext:graphic-properties draw:fill-color="#5983b0"/>
      <style:paragraph-properties fo:text-align="center" style:writing-mode="lr-tb"/>
      <style:text-properties fo:font-size="10pt" fo:background-color="transparent" style:font-size-asian="10pt" style:font-size-complex="10pt"/>
    </style:style>
    <style:style style:name="P30" style:family="paragraph">
      <style:paragraph-properties fo:text-align="center" style:writing-mode="lr-tb"/>
      <style:text-properties fo:color="#ffffff" loext:opacity="100%" fo:font-size="11pt" fo:background-color="transparent" style:font-size-asian="11pt" style:font-size-complex="11pt"/>
    </style:style>
    <style:style style:name="P31" style:family="paragraph">
      <loext:graphic-properties draw:fill-color="#5983b0"/>
      <style:paragraph-properties fo:text-align="center" style:writing-mode="lr-tb"/>
      <style:text-properties fo:color="#ffffff" loext:opacity="100%" fo:font-size="11pt" fo:background-color="transparent" style:font-size-asian="11pt" style:font-size-complex="11pt"/>
    </style:style>
    <style:style style:name="P32" style:family="paragraph">
      <style:paragraph-properties fo:text-align="center" style:writing-mode="lr-tb"/>
      <style:text-properties fo:color="#a1467e" loext:opacity="100%"/>
    </style:style>
    <style:style style:name="P33" style:family="paragraph">
      <loext:graphic-properties draw:fill-color="#a1467e"/>
      <style:paragraph-properties fo:text-align="center" style:writing-mode="lr-tb"/>
      <style:text-properties fo:color="#a1467e" loext:opacity="100%"/>
    </style:style>
    <style:style style:name="P34" style:family="paragraph">
      <loext:graphic-properties draw:fill-color="#77bc65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style:paragraph-properties fo:text-align="center" style:writing-mode="lr-tb"/>
      <style:text-properties fo:color="#ffffff" loext:opacity="100%" fo:font-size="8pt" fo:background-color="transparent" style:font-size-asian="8pt" style:font-size-complex="8pt"/>
    </style:style>
    <style:style style:name="P36" style:family="paragraph">
      <loext:graphic-properties draw:fill-color="#5983b0"/>
      <style:paragraph-properties fo:text-align="center" style:writing-mode="lr-tb"/>
      <style:text-properties fo:color="#ffffff" loext:opacity="100%" fo:font-size="8pt" fo:background-color="transparent" style:font-size-asian="8pt" style:font-size-complex="8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1pt" fo:background-color="transparent" style:font-size-asian="11pt" style:font-size-complex="11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24pt" fo:font-style="italic" fo:text-shadow="none" style:text-underline-style="none" fo:font-weight="bold" style:letter-kerning="true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32pt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4pt"/>
    </style:style>
    <style:style style:name="T14" style:family="text">
      <style:text-properties fo:font-size="24pt" style:font-size-asian="28pt" style:font-size-complex="28pt"/>
    </style:style>
    <style:style style:name="T15" style:family="text">
      <style:text-properties fo:font-size="32pt" style:text-underline-style="solid" style:text-underline-width="auto" style:text-underline-color="font-color" fo:font-weight="bold" style:font-size-asian="28pt" style:font-size-complex="28pt"/>
    </style:style>
    <style:style style:name="T16" style:family="text">
      <style:text-properties fo:font-size="32pt" style:text-underline-style="none" fo:font-weight="bold" style:font-size-asian="28pt" style:font-size-complex="28pt"/>
    </style:style>
    <style:style style:name="T17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size-complex="28pt" style:font-style-complex="italic"/>
    </style:style>
    <style:style style:name="T18" style:family="text">
      <style:text-properties style:font-name="Liberation Sans1" fo:font-size="24pt" fo:font-style="italic" style:text-underline-style="none" fo:font-weight="bold" style:font-size-asian="24pt" style:font-style-asian="italic" style:font-size-complex="24pt" style:font-style-complex="italic"/>
    </style:style>
    <style:style style:name="T19" style:family="text">
      <style:text-properties fo:font-size="32pt" style:text-underline-style="none" fo:font-weight="normal" style:font-size-asian="28pt" style:font-weight-asian="normal" style:font-size-complex="28pt" style:font-weight-complex="normal"/>
    </style:style>
    <style:style style:name="T20" style:family="text">
      <style:text-properties fo:font-size="14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10pt" fo:background-color="transparent" style:font-size-asian="10pt" style:font-size-complex="10pt"/>
    </style:style>
    <style:style style:name="T25" style:family="text">
      <style:text-properties fo:color="#ffffff" loext:opacity="100%" fo:font-size="11pt" fo:background-color="transparent" style:font-size-asian="11pt" style:font-size-complex="11pt"/>
    </style:style>
    <style:style style:name="T26" style:family="text">
      <style:text-properties fo:color="#a1467e" loext:opacity="100%" fo:font-size="8pt" style:font-size-asian="8pt" style:font-size-complex="8pt"/>
    </style:style>
    <style:style style:name="T27" style:family="text">
      <style:text-properties fo:color="#000000" loext:opacity="100%" fo:font-size="11pt" style:font-size-asian="11pt" style:font-size-complex="11pt"/>
    </style:style>
    <style:style style:name="T28" style:family="text">
      <style:text-properties fo:color="#ffffff" loext:opacity="100%" fo:font-size="8pt" fo:background-color="transparent" style:font-size-asian="8pt" style:font-size-complex="8pt"/>
    </style:style>
    <style:style style:name="T29" style:family="text">
      <style:text-properties fo:color="#ffffff" loext:opacity="100%" fo:font-size="24pt" style:font-size-asian="24pt" style:font-size-complex="24pt"/>
    </style:style>
    <style:style style:name="T30" style:family="text">
      <style:text-properties fo:color="#ffffff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1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ésentation Soutenance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PRÉSENTATION</text:p>
            <text:p>DE</text:p>
            <text:p>FIN DE FORM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ésentation Soutenance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QUI SUIS-JE ? ..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ojet de stage</text:p>
          </draw:text-box>
        </draw:frame>
        <draw:frame presentation:style-name="pr2" draw:text-style-name="P2" draw:layer="layout" svg:width="25.2cm" svg:height="10.548cm" svg:x="1.4cm" svg:y="3.8cm" presentation:class="subtitle" presentation:user-transformed="true">
          <draw:text-box>
            <text:p>MON PROJET DE STAG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ojet de stage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3"><text:span text:style-name="T1">ExFiles</text:span></text:p>
                <text:p text:style-name="P4"><text:span text:style-name="T2">Entreprise :</text:span><text:span text:style-name="T3"> </text:span><text:span text:style-name="T2">AVISTA</text:span></text:p>
                <text:p><text:s/>Éditeur et intégrateur de solutions logicielles</text:p>
                <text:p text:style-name="P5"/>
                <text:p><text:span text:style-name="T2">Projet : ExFiles</text:span> </text:p>
                <text:p>Site Web destiné à l’automatisation d’écritures</text:p>
                <text:p>comptable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ojet de stage</text:p>
          </draw:text-box>
        </draw:frame>
        <draw:frame presentation:style-name="pr5" draw:text-style-name="P1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 text:style-name="P6"><text:span text:style-name="T4">ExFiles </text:span></text:p>
                <text:p text:style-name="P7"><text:span text:style-name="T5">Objectifs</text:span><text:span text:style-name="T6"> :</text:span></text:p>
              </text:list-header>
              <text:list-item>
                <text:p text:style-name="P7"><text:span text:style-name="T7">Intégrer le site Web à l’aide des maquettes fournies</text:span></text:p>
                <text:p text:style-name="P7"><text:span text:style-name="T7"/></text:p>
                <text:p text:style-name="P4"><text:span text:style-name="T8">Moyens utilisés </text:span><text:span text:style-name="T9">:</text:span></text:p>
              </text:list-item>
              <text:list-item>
                <text:p text:style-name="P4"><text:span text:style-name="T10">HTML, CSS, JAVASCRIPT</text:span></text:p>
              </text:list-item>
              <text:list-item>
                <text:p text:style-name="P4"><text:span text:style-name="T10">GIT</text:span></text:p>
                <text:p text:style-name="P5"><text:span text:style-name="T10"/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ojet de stage</text:p>
          </draw:text-box>
        </draw:frame>
        <draw:frame presentation:style-name="pr2" draw:text-style-name="P8" draw:layer="layout" svg:width="25.2cm" svg:height="10.548cm" svg:x="1.4cm" svg:y="3.8cm" presentation:class="subtitle" presentation:user-transformed="true">
          <draw:text-box>
            <text:p><text:span text:style-name="T11">CE QUE J’AI APPRIS..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ojet de fin d’étude</text:p>
          </draw:text-box>
        </draw:frame>
        <draw:frame presentation:style-name="pr2" draw:text-style-name="P8" draw:layer="layout" svg:width="25.2cm" svg:height="10.548cm" svg:x="1.4cm" svg:y="3.8cm" presentation:class="subtitle" presentation:user-transformed="true">
          <draw:text-box>
            <text:p><text:span text:style-name="T11">PROJET DE FIN DE D’ ÉTUDE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ojet de fin d’étude</text:p>
          </draw:text-box>
        </draw:frame>
        <draw:frame presentation:style-name="pr2" draw:text-style-name="P8" draw:layer="layout" svg:width="25.2cm" svg:height="10.548cm" svg:x="1.4cm" svg:y="3.8cm" presentation:class="subtitle" presentation:user-transformed="true">
          <draw:text-box>
            <text:p><text:span text:style-name="T12">KATIA PET PHOTOGRAPHER</text:span></text:p>
            <text:p><text:span text:style-name="T11"/></text:p>
            <text:p><text:span text:style-name="T11"><text:s/></text:span><text:span text:style-name="T11">Site vitrine de photographie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etropolis" presentation:presentation-page-layout-name="AL3T3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ojet de fin d’étude</text:p>
          </draw:text-box>
        </draw:frame>
        <draw:frame presentation:style-name="pr5" draw:text-style-name="P11" draw:layer="layout" svg:width="12.297cm" svg:height="7.5cm" svg:x="15cm" svg:y="6cm" presentation:class="outline" presentation:user-transformed="true">
          <draw:text-box>
            <text:list text:style-name="L2">
              <text:list-header>
                <text:p><text:span text:style-name="T13">Coté Administrateur :</text:span></text:p>
              </text:list-header>
              <text:list-item>
                <text:p text:style-name="P10"><text:span text:style-name="T14">Gérer et personnaliser la « boite de réception »</text:span></text:p>
              </text:list-item>
              <text:list-item>
                <text:p text:style-name="P10"><text:span text:style-name="T14">Gérer les Galeries : articles et photos</text:span></text:p>
              </text:list-item>
            </text:list>
          </draw:text-box>
        </draw:frame>
        <draw:frame presentation:style-name="pr5" draw:text-style-name="P13" draw:layer="layout" svg:width="28cm" svg:height="2cm" svg:x="0cm" svg:y="4.1cm" presentation:class="outline" presentation:user-transformed="true">
          <draw:text-box>
            <text:list text:style-name="L2">
              <text:list-header>
                <text:p text:style-name="P12"><text:span text:style-name="T15">Objectifs</text:span><text:span text:style-name="T16"> :</text:span></text:p>
              </text:list-header>
            </text:list>
          </draw:text-box>
        </draw:frame>
        <draw:frame presentation:style-name="pr5" draw:text-style-name="P15" draw:layer="layout" svg:width="28cm" svg:height="2.5cm" svg:x="-0.5cm" svg:y="2cm" presentation:class="outline" presentation:user-transformed="true">
          <draw:text-box>
            <text:list text:style-name="L2">
              <text:list-header>
                <text:p text:style-name="P14"><text:span text:style-name="T17"/></text:p>
                <text:p text:style-name="P14"><text:span text:style-name="T18">Katia Pet Photographer</text:span></text:p>
              </text:list-header>
            </text:list>
          </draw:text-box>
        </draw:frame>
        <draw:frame presentation:style-name="pr5" draw:text-style-name="P11" draw:layer="layout" svg:width="12.297cm" svg:height="7.5cm" svg:x="1.955cm" svg:y="5.972cm" presentation:class="outline" presentation:user-transformed="true">
          <draw:text-box>
            <text:list text:style-name="L2">
              <text:list-header>
                <text:p><text:span text:style-name="T13">Coté Client:</text:span></text:p>
              </text:list-header>
              <text:list-item>
                <text:p text:style-name="P10"><text:span text:style-name="T14">Présenter les galeries</text:span></text:p>
              </text:list-item>
              <text:list-item>
                <text:p text:style-name="P10"><text:span text:style-name="T14">Informer sur les prestations</text:span></text:p>
              </text:list-item>
              <text:list-item>
                <text:p text:style-name="P10"><text:span text:style-name="T14">Prise de contact</text:span></text:p>
              </text:list-item>
            </text:list>
          </draw:text-box>
        </draw:frame>
        <draw:frame presentation:style-name="pr5" draw:text-style-name="P16" draw:layer="layout" svg:width="28cm" svg:height="2cm" svg:x="0cm" svg:y="13cm" presentation:class="outline" presentation:user-transformed="true">
          <draw:text-box>
            <text:list text:style-name="L2">
              <text:list-header>
                <text:p text:style-name="P12"><text:span text:style-name="T15">Moyens utilisés</text:span><text:span text:style-name="T16"> </text:span><text:span text:style-name="T19">: HTML, CSS, JS, PHP, MySql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ojet de fin d’étude</text:p>
          </draw:text-box>
        </draw:frame>
        <draw:frame presentation:style-name="pr2" draw:text-style-name="P8" draw:layer="layout" svg:width="25.2cm" svg:height="10.548cm" svg:x="1.4cm" svg:y="3.8cm" presentation:class="subtitle" presentation:user-transformed="true">
          <draw:text-box>
            <text:p><text:span text:style-name="T11">ARCHITECTURE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etropolis" presentation:presentation-page-layout-name="AL1T0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Projet de fin d’étude</text:p>
          </draw:text-box>
        </draw:frame>
        <draw:g draw:name="user-identity 2">
          <draw:g draw:name="video-display 2">
            <draw:custom-shape draw:style-name="gr2" draw:text-style-name="P17" draw:layer="layout" svg:width="1.333cm" svg:height="0.825cm" svg:x="13.1cm" svg:y="5.1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3" draw:text-style-name="P18" draw:layer="layout" svg:width="1.066cm" svg:height="0.589cm" svg:x="13.233cm" svg:y="5.247cm">
              <text:p/>
            </draw:rect>
            <draw:custom-shape draw:style-name="gr4" draw:text-style-name="P17" draw:layer="layout" svg:width="0.267cm" svg:height="0.118cm" svg:x="13.634cm" svg:y="5.9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7" draw:layer="layout" svg:width="0.533cm" svg:height="0.001cm" svg:x="13.5cm" svg:y="6.0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name="user 2">
            <draw:custom-shape draw:style-name="gr6" draw:text-style-name="P19" draw:layer="layout" svg:width="0.472cm" svg:height="0.3cm" svg:x="11.5cm" svg:y="3.0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7" draw:text-style-name="P19" draw:layer="layout" svg:width="0.789cm" svg:height="0.649cm" svg:x="11.341cm" svg:y="3.367cm" svg:viewBox="0 0 790 650" svg:d="M0 350c0-66 0-133 0-199h1c0-43 0-84 0-126 0-1 0-1 0-1 0-1 0-1 0-2v-1c0 0 0-1 0-2 0 0 1 0 1-1v-1l1-1 1-1c0 0 0-1 1-2 0 0 1 0 1-1l1-1 1-1c1 0 1 0 1-1 1 0 1 0 2-1 1 0 1-1 1-1 1 0 1 0 2-1 1 0 1 0 1 0 1-1 2-1 2-1 1-1 1-1 1-1 1 0 2 0 2-1 1 0 1 0 2 0 1-1 1-1 2-1 0 0 1-1 2-1 0 0 1 0 2 0h1c1 0 2-1 3-1 0 0 1 0 2 0h2c1 0 1 0 2 0s1 0 2 0c236 0 473 0 710 0 1 0 1 0 2 0s1 0 2 0h2c1 0 2 0 2 0 1 0 1 1 2 1s1 0 2 0c0 0 1 0 2 0 0 0 1 1 2 1s1 0 2 1c1 0 1 0 2 0 0 1 1 1 2 1l1 1c0 0 1 0 2 1h1c1 1 1 1 2 1 0 0 0 1 1 1 1 1 1 1 1 1 1 1 1 1 1 1 1 1 1 1 2 1 0 1 0 1 1 1 0 1 0 1 0 1 1 1 1 2 2 2l1 1 1 1c0 1 0 1 0 1 0 1 1 1 1 1 0 1 0 2 0 2v1c0 1 0 1 0 2v1c0 42 1 83 1 126-1 0-1 0-1 0 0 66 0 133 0 199-27 0-53 0-79 0 0-66 0-133 0-199-26 0-53 0-79 0 0 82 0 166 0 249-157 0-315 0-472 0 0-83 0-167 0-249-27 0-54 0-80 0 0 66 0 133 0 199-27 0-53 0-79 0zM159 650c0-83 0-167 0-250 52 0 105 0 157 0 0 83 0 167 0 250-52 0-105 0-157 0zM474 650c0-83 0-167 0-250 52 0 105 0 157 0 0 83 0 167 0 250-52 0-105 0-157 0z">
              <text:p/>
            </draw:path>
          </draw:g>
          <draw:g draw:name="user 3">
            <draw:custom-shape draw:style-name="gr8" draw:text-style-name="P19" draw:layer="layout" svg:width="0.472cm" svg:height="0.318cm" svg:x="15.87cm" svg:y="2.9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" draw:text-style-name="P19" draw:layer="layout" svg:width="0.789cm" svg:height="0.688cm" svg:x="15.711cm" svg:y="3.328cm" svg:viewBox="0 0 790 689" svg:d="M0 371c0-70 0-141 0-211h1c0-45 0-89 0-134v-1-1c0-1 0-1 0-2v-1c0-1 1-1 1-2v-1l1-1 1-1c0-1 0-1 1-2l1-1c0 0 0-1 1-1 0-1 0-1 1-1s1-1 1-1c1 0 1 0 2-1s1-1 1-1c1-1 1-1 2-1 1-1 1-1 1-1 1 0 2 0 2-1 1 0 1 0 1-1 1 0 2 0 2 0 1 0 1-1 2-1 1-1 1-1 2-1 0 0 1 0 2 0 0 0 1-1 2-1h1c1 0 2-1 3-1 0 0 1 0 2 0h2c1 0 1 0 2 0s1 0 2 0c236 0 473 0 710 0 1 0 1 0 2 0s1 0 2 0h2c1 0 2 0 2 0 1 0 1 1 2 1s1 0 2 0c0 0 1 1 2 1 0 0 1 0 2 0s1 0 2 1c1 0 1 1 2 1 0 0 1 0 2 0 0 1 0 1 1 1 0 1 1 1 2 1l1 1c1 0 1 0 2 1l1 1c1 1 1 1 1 1 1 0 1 1 1 1 1 0 1 0 2 1 0 0 0 1 1 1v1c1 1 1 1 2 2l1 1 1 1c0 1 0 1 0 1 0 1 1 1 1 2v1c0 1 0 1 0 2v1 1c0 45 1 89 1 134-1 0-1 0-1 0 0 70 0 141 0 211-27 0-53 0-79 0 0-70 0-141 0-211-26 0-53 0-79 0 0 87 0 176 0 264-157 0-315 0-472 0 0-88 0-177 0-264-27 0-54 0-80 0 0 70 0 141 0 211-27 0-53 0-79 0zM159 689c0-88 0-177 0-264 52 0 105 0 157 0 0 87 0 176 0 264-52 0-105 0-157 0zM474 689c0-88 0-177 0-264 52 0 105 0 157 0 0 87 0 176 0 264-52 0-105 0-157 0z">
              <text:p/>
            </draw:path>
            <draw:g draw:name="end-event-terminate 1">
              <draw:path draw:style-name="gr10" draw:text-style-name="P20" draw:layer="layout" svg:width="0.692cm" svg:height="0.474cm" svg:x="15.808cm" svg:y="2.8cm" svg:viewBox="0 0 693 475" svg:d="M693 237c0-131-155-237-345-237-192 0-348 106-348 237s156 238 348 238c190 0 345-107 345-238z">
                <text:p/>
              </draw:path>
              <draw:g>
                <draw:path draw:style-name="gr11" draw:text-style-name="P20" draw:layer="layout" svg:width="0.401cm" svg:height="0.275cm" svg:x="15.953cm" svg:y="2.9cm" svg:viewBox="0 0 402 276" svg:d="M402 138c0-76-90-138-201-138-112 0-201 62-201 138s89 138 201 138c111 0 201-62 201-138z">
                  <text:p/>
                </draw:path>
              </draw:g>
            </draw:g>
          </draw:g>
          <draw:g draw:name="user 4">
            <draw:path draw:style-name="gr12" draw:text-style-name="P19" draw:layer="layout" svg:width="0.789cm" svg:height="0.688cm" svg:x="17.5cm" svg:y="13.311cm" svg:viewBox="0 0 790 689" svg:d="M0 371c0-70 0-141 0-211h1c0-45 0-89 0-134v-1-1c0-1 0-1 0-2v-1c0-1 1-1 1-2v-1l1-1 1-1c0-1 0-1 1-2l1-1c0 0 0-1 1-1 0-1 0-1 1-1s1-1 1-1c1 0 1 0 2-1s1-1 1-1c1-1 1-1 2-1 1-1 1-1 1-1 1 0 2 0 2-1 1 0 1 0 1-1 1 0 2 0 2 0 1 0 1-1 2-1 1-1 1-1 2-1 0 0 1 0 2 0 0 0 1-1 2-1h1c1 0 2-1 3-1 0 0 1 0 2 0h2c1 0 1 0 2 0s1 0 2 0c236 0 473 0 710 0 1 0 1 0 2 0s1 0 2 0h2c1 0 2 0 2 0 1 0 1 1 2 1s1 0 2 0c0 0 1 1 2 1 0 0 1 0 2 0s1 0 2 1c1 0 1 1 2 1 0 0 1 0 2 0 0 1 0 1 1 1 0 1 1 1 2 1l1 1c1 0 1 0 2 1l1 1c1 1 1 1 1 1 1 0 1 1 1 1 1 0 1 0 2 1 0 0 0 1 1 1v1c1 1 1 1 2 2l1 1 1 1c0 1 0 1 0 1 0 1 1 1 1 2v1c0 1 0 1 0 2v1 1c0 45 1 89 1 134-1 0-1 0-1 0 0 70 0 141 0 211-27 0-53 0-79 0 0-70 0-141 0-211-26 0-53 0-79 0 0 87 0 176 0 264-157 0-315 0-472 0 0-88 0-177 0-264-27 0-54 0-80 0 0 70 0 141 0 211-27 0-53 0-79 0zM159 689c0-88 0-177 0-264 52 0 105 0 157 0 0 87 0 176 0 264-52 0-105 0-157 0zM474 689c0-88 0-177 0-264 52 0 105 0 157 0 0 87 0 176 0 264-52 0-105 0-157 0z">
              <text:p/>
            </draw:path>
            <draw:g draw:name="end-event-terminate 2">
              <draw:path draw:style-name="gr13" draw:text-style-name="P20" draw:layer="layout" svg:width="0.692cm" svg:height="0.474cm" svg:x="17.59cm" svg:y="12.856cm" svg:viewBox="0 0 693 475" svg:d="M693 237c0-131-155-237-345-237-192 0-348 106-348 237s156 238 348 238c190 0 345-107 345-238z">
                <text:p/>
              </draw:path>
              <draw:g>
                <draw:path draw:style-name="gr14" draw:text-style-name="P20" draw:layer="layout" svg:width="0.401cm" svg:height="0.275cm" svg:x="17.74cm" svg:y="12.956cm" svg:viewBox="0 0 402 276" svg:d="M402 138c0-76-90-138-201-138-112 0-201 62-201 138s89 138 201 138c111 0 201-62 201-138z">
                  <text:p/>
                </draw:path>
              </draw:g>
            </draw:g>
          </draw:g>
          <draw:g draw:name="user 5">
            <draw:custom-shape draw:style-name="gr15" draw:text-style-name="P19" draw:layer="layout" svg:width="0.514cm" svg:height="0.33cm" svg:x="10.383cm" svg:y="12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6" draw:text-style-name="P19" draw:layer="layout" svg:width="0.859cm" svg:height="0.714cm" svg:x="10.21cm" svg:y="13.285cm" svg:viewBox="0 0 860 715" svg:d="M0 385c0-73 0-146 0-219h1c0-47 0-92 0-138 0-2 0-2 0-2 0-1 0-1 0-2v-1c0 0 0-1 0-2 0 0 1 0 1-1v-1l1-1 1-1c0 0 0-2 1-3 0 0 2 0 2-1l1-1 1-1c1 0 1 0 1-1 1 0 1 0 2-1 1 0 1-1 1-1 1 0 1 0 2-1 1 0 1 0 1 0 1-2 3-1 3-1 1-2 1-2 1-2 1 0 2 0 2-1 1 0 1 0 2 0 1-1 1-1 2-1 0 0 1-1 2-1 0 0 1 0 2 0h2c1 0 2-1 3-1 0 0 1 0 2 0h2c1 0 1 0 2 0s1 0 3 0c257 0 515 0 773 0 1 0 1 0 2 0s1 0 2 0h2c1 0 2 0 2 0 1 0 1 1 2 1 2 0 2 0 3 0 0 0 1 0 2 0 0 0 1 1 2 1s1 0 2 1c1 0 1 0 2 0 0 1 1 1 3 1l1 2c0 0 1-1 2 1h1c1 1 1 1 2 1 0 0 0 1 1 1 1 1 1 1 1 1 1 1 1 1 1 1 1 1 1 1 3 1 0 1 0 1 1 1 0 1 0 1 0 1 1 1 1 3 2 3l1 1 1 1c0 1 0 1 0 1 0 1 1 1 1 1 0 1 0 2 0 2v1c0 1 0 1 0 2v2c0 46 1 91 1 138-1 0-1 0-1 0 0 73 0 146 0 219-29 0-58 0-86 0 0-73 0-146 0-219-28 0-58 0-86 0 0 90 0 183 0 274-171 0-343 0-514 0 0-91 0-184 0-274-29 0-59 0-87 0 0 73 0 146 0 219-29 0-58 0-86 0zM173 715c0-91 0-184 0-275 57 0 114 0 171 0 0 91 0 184 0 275-57 0-114 0-171 0zM516 715c0-91 0-184 0-275 57 0 114 0 171 0 0 91 0 184 0 275-57 0-114 0-171 0z">
              <text:p/>
            </draw:path>
          </draw:g>
          <draw:frame draw:style-name="gr17" draw:text-style-name="P21" draw:layer="layout" svg:width="1.941cm" svg:height="0.807cm" svg:x="14.366cm" svg:y="10.196cm">
            <draw:text-box>
              <text:p><text:span text:style-name="T20"><text:s text:c="2"/></text:span></text:p>
            </draw:text-box>
          </draw:frame>
          <draw:custom-shape draw:style-name="gr18" draw:text-style-name="P22" draw:layer="layout" svg:width="6.502cm" svg:height="5.925cm" draw:transform="skewX (0.0106465084371654) rotate (0.0106465084371654) translate (11cm 9.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23" draw:layer="layout" svg:width="0.7cm" svg:height="0.4cm" draw:transform="rotate (-1.5707963267949) translate (14cm 11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24" draw:layer="layout" svg:width="4cm" svg:height="0.556cm" svg:x="9.5cm" svg:y="4cm" presentation:class="subtitle" presentation:user-transformed="true">
          <draw:text-box>
            <text:p><text:span text:style-name="T20"><text:s text:c="2"/></text:span><text:span text:style-name="T20">client</text:span></text:p>
          </draw:text-box>
        </draw:frame>
        <draw:frame presentation:style-name="pr7" draw:text-style-name="P24" draw:layer="layout" svg:width="4cm" svg:height="0.556cm" svg:x="14cm" svg:y="4cm">
          <draw:text-box>
            <text:p><text:span text:style-name="T20">Admin</text:span></text:p>
          </draw:text-box>
        </draw:frame>
        <draw:custom-shape draw:style-name="gr20" draw:text-style-name="P25" draw:layer="layout" svg:width="2.5cm" svg:height="0.5cm" svg:x="12.5cm" svg:y="6.5cm">
          <text:p text:style-name="P25"><text:span text:style-name="T21">Index.php</text:span></text:p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2.704cm" svg:height="0.5cm" svg:x="12.5cm" svg:y="7.5cm">
          <text:p text:style-name="P25"><text:span text:style-name="T21">Layout.p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2.704cm" svg:height="0.5cm" svg:x="12.5cm" svg:y="8.5cm">
          <text:p text:style-name="P25"><text:span text:style-name="T21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1.769cm" svg:height="0.508cm" draw:transform="skewX (0.0747000919853573) rotate (-2.05826678687691) translate (13.559cm 11.037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3" draw:layer="layout" svg:width="1.981cm" svg:height="0.433cm" draw:transform="skewX (0.00453785605518535) rotate (0.785398163397448) translate (14.158cm 11.956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6" draw:layer="layout" svg:width="2.7cm" svg:height="0.5cm" svg:x="12.551cm" svg:y="14.7cm">
          <text:p text:style-name="P26"><text:span text:style-name="T22">Vue</text:span><text:span text:style-name="T23"> phtml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0.487cm" svg:height="0.494cm" draw:transform="rotate (-1.5707963267949) translate (13.984cm 9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7" draw:layer="layout" svg:width="0.487cm" svg:height="0.494cm" draw:transform="rotate (-1.5707963267949) translate (14cm 8.013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7" draw:layer="layout" svg:width="0.487cm" svg:height="0.494cm" draw:transform="rotate (-1.5707963267949) translate (14cm 7.013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7" draw:layer="layout" svg:width="0.487cm" svg:height="0.494cm" draw:transform="rotate (-1.5707963267949) translate (13.994cm 6.013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draw:layer="layout" svg:width="0.985cm" svg:height="0.494cm" draw:transform="rotate (-0.890117918517109) translate (12.88cm 3.924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draw:layer="layout" svg:width="0.985cm" svg:height="0.494cm" draw:transform="rotate (-2.35619449019235) translate (15.046cm 4.303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5" draw:layer="layout" svg:width="2.5cm" svg:height="0.5cm" svg:x="8.285cm" svg:y="10cm">
          <text:p text:style-name="P25"><text:span text:style-name="T21">Repository</text:span></text:p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2.5cm" svg:height="0.502cm" svg:x="4.5cm" svg:y="10cm">
          <text:p text:style-name="P25"><text:span text:style-name="T21">Model</text:span></text:p>
          <draw:enhanced-geometry svg:viewBox="0 0 21600 21600" draw:type="rectangle" draw:enhanced-path="M 0 0 L 21600 0 21600 21600 0 21600 0 0 Z N"/>
        </draw:custom-shape>
        <draw:custom-shape draw:style-name="gr28" draw:text-style-name="P27" draw:layer="layout" svg:width="0.9cm" svg:height="0.4cm" draw:transform="rotate (-3.14159265358979) translate (11.858cm 10.2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7" draw:layer="layout" svg:width="0.9cm" svg:height="0.4cm" draw:transform="rotate (-3.14159265358979) translate (8.185cm 10.2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9" draw:layer="layout" svg:width="3.5cm" svg:height="1.5cm" svg:x="12cm" svg:y="9.5cm">
          <text:p text:style-name="P28"><text:span text:style-name="T24">CONTROLEU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22" draw:layer="layout" svg:x1="14.6cm" svg:y1="12.732cm" svg:x2="15.2cm" svg:y2="13.2cm">
          <text:p/>
        </draw:line>
        <draw:custom-shape draw:style-name="gr31" draw:text-style-name="P31" draw:layer="layout" svg:width="1.5cm" svg:height="1.4cm" svg:x="13.1cm" svg:y="11.8cm">
          <text:p text:style-name="P30"><text:span text:style-name="T25">page</text:span></text:p>
          <text:p text:style-name="P30"><text:span text:style-name="T25">Log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22" draw:layer="layout" svg:x1="15.236cm" svg:y1="13.915cm" svg:x2="14.567cm" svg:y2="14.584cm">
          <text:p/>
        </draw:line>
        <draw:custom-shape draw:style-name="gr32" draw:text-style-name="P33" draw:layer="layout" svg:width="1.7cm" svg:height="1.5cm" svg:x="15cm" svg:y="12.666cm">
          <text:p text:style-name="P32"><text:span text:style-name="T26"><text:s text:c="3"/></text:span><text:span text:style-name="T27">pages </text:span></text:p>
          <text:p text:style-name="P32"><text:span text:style-name="T27">Ad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0" draw:text-style-name="P22" draw:layer="layout" svg:x1="14.8cm" svg:y1="13.5cm" svg:x2="13cm" svg:y2="13.5cm">
          <text:p/>
        </draw:line>
        <draw:custom-shape draw:style-name="gr33" draw:text-style-name="P34" draw:layer="layout" svg:width="2.5cm" svg:height="1.5cm" svg:x="0.5cm" svg:y="9.5cm">
          <text:p text:style-name="P25"><text:span text:style-name="T21">BDD</text:span></text:p>
          <text:p text:style-name="P25"><text:span text:style-name="T21">mySql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1cm" svg:height="0.4cm" draw:transform="rotate (-3.14159265358979) translate (4.3cm 10.2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23" draw:layer="layout" svg:width="0.933cm" svg:height="0.491cm" draw:transform="rotate (2.39110107523223) translate (15.683cm 9.943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6" draw:layer="layout" svg:width="1.5cm" svg:height="1.4cm" svg:x="15.5cm" svg:y="9.603cm">
          <text:p text:style-name="P35"><text:span text:style-name="T28">hom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3" draw:layer="layout" svg:width="1.242cm" svg:height="0.456cm" draw:transform="skewX (-0.0284488668075076) rotate (-0.768293936727903) translate (12.808cm 13.4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1" draw:layer="layout" svg:width="1.6cm" svg:height="1.6cm" svg:x="11.4cm" svg:y="12.3cm">
          <text:p text:style-name="P30"><text:span text:style-name="T25"><text:s/></text:span><text:span text:style-name="T25">pages </text:span></text:p>
          <text:p text:style-name="P37"><text:span text:style-name="T25">Cli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7" draw:layer="layout" svg:width="0.9cm" svg:height="0.4cm" svg:x="3.5cm" svg:y="10.3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7" draw:layer="layout" svg:width="0.9cm" svg:height="0.4cm" svg:x="7.285cm" svg:y="10.4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7" draw:layer="layout" svg:width="0.9cm" svg:height="0.4cm" svg:x="10.958cm" svg:y="10.3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9" draw:layer="layout" svg:width="7.5cm" svg:height="2.139cm" svg:x="0.5cm" svg:y="3.361cm">
          <draw:text-box>
            <text:p text:style-name="P38"><text:span text:style-name="T29">Diagramme MVC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Présentation Soutenance</text:p>
          </draw:text-box>
        </draw:frame>
        <draw:frame draw:style-name="standard" draw:layer="layout" svg:width="4.499cm" svg:height="8.747cm" svg:x="1.362cm" svg:y="5.55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7">contact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3">
                <text:p>firstname</text:p>
              </table:table-cell>
            </table:table-row>
            <table:table-row table:style-name="ro1">
              <table:table-cell table:style-name="ce3">
                <text:p>lastname</text:p>
              </table:table-cell>
            </table:table-row>
            <table:table-row table:style-name="ro1">
              <table:table-cell table:style-name="ce3">
                <text:p>phone</text:p>
              </table:table-cell>
            </table:table-row>
            <table:table-row table:style-name="ro1">
              <table:table-cell table:style-name="ce3">
                <text:p>mail</text:p>
              </table:table-cell>
            </table:table-row>
            <table:table-row table:style-name="ro1">
              <table:table-cell table:style-name="ce3">
                <text:p>message</text:p>
              </table:table-cell>
            </table:table-row>
            <table:table-row table:style-name="ro1">
              <table:table-cell table:style-name="ce3">
                <text:p>date</text:p>
              </table:table-cell>
            </table:table-row>
            <table:table-row table:style-name="ro1">
              <table:table-cell table:style-name="ce3">
                <text:p>comme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498cm" svg:height="3.887cm" svg:x="8.24cm" svg:y="10.25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27">admin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3">
                <text:p>login</text:p>
              </table:table-cell>
            </table:table-row>
            <table:table-row table:style-name="ro1">
              <table:table-cell table:style-name="ce3">
                <text:p>passwor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02cm" svg:height="4.859cm" svg:x="21.479cm" svg:y="3.684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27">Photos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2">
              <table:table-cell table:style-name="ce3">
                <text:p text:style-name="P12">name</text:p>
              </table:table-cell>
            </table:table-row>
            <table:table-row table:style-name="ro1">
              <table:table-cell table:style-name="ce3">
                <text:p>photo</text:p>
              </table:table-cell>
            </table:table-row>
            <table:table-row table:style-name="ro1">
              <table:table-cell table:style-name="ce3">
                <text:p>article_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52cm" svg:height="4.859cm" svg:x="13.833cm" svg:y="3.76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7">Article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3">
                <text:p>name</text:p>
              </table:table-cell>
            </table:table-row>
            <table:table-row table:style-name="ro1">
              <table:table-cell table:style-name="ce3">
                <text:p>photo</text:p>
              </table:table-cell>
            </table:table-row>
            <table:table-row table:style-name="ro1">
              <table:table-cell table:style-name="ce3">
                <text:p>gallery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52cm" svg:height="3.593cm" svg:x="7.624cm" svg:y="4.881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ce1">
                <text:p text:style-name="P27">Gallery</text:p>
              </table:table-cell>
            </table:table-row>
            <table:table-row table:style-name="ro3">
              <table:table-cell table:style-name="ce2">
                <text:p>id</text:p>
              </table:table-cell>
            </table:table-row>
            <table:table-row table:style-name="ro3">
              <table:table-cell table:style-name="ce3">
                <text:p>name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39" draw:text-style-name="P22" draw:layer="layout" svg:x1="11.36cm" svg:y1="6.641cm" svg:x2="13.555cm" svg:y2="8.214cm" svg:d="M11360 6641h1098v1573h1097" svg:viewBox="0 0 2196 1574">
          <text:p/>
        </draw:connector>
        <draw:connector draw:style-name="gr39" draw:text-style-name="P22" draw:layer="layout" svg:x1="18.416cm" svg:y1="5.553cm" svg:x2="21.38cm" svg:y2="7.981cm" svg:d="M18416 5553h1482v2428h1482" svg:viewBox="0 0 2965 2429">
          <text:p/>
        </draw:connector>
        <draw:frame draw:style-name="gr40" draw:text-style-name="P40" draw:layer="layout" svg:width="6cm" svg:height="1.906cm" svg:x="1cm" svg:y="3.5cm">
          <draw:text-box>
            <text:p><text:span text:style-name="T30">Tables SQL</text:span></text:p>
            <text:p><text:span text:style-name="T31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eeeeee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0DFC1BB614582551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9T17:38:03.811000000</meta:creation-date>
    <meta:editing-duration>PT12H2M24S</meta:editing-duration>
    <meta:editing-cycles>31</meta:editing-cycles>
    <meta:generator>LibreOffice/7.2.0.4$Windows_x86 LibreOffice_project/9a9c6381e3f7a62afc1329bd359cc48accb6435b</meta:generator>
    <dc:title>Metropolis</dc:title>
    <dc:date>2022-11-22T09:22:41.661000000</dc:date>
    <meta:document-statistic meta:object-count="142"/>
  </office:meta>
</office:document-meta>
</file>